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New Tai Lue" svg:font-family="'Microsoft New Tai Lu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Microsoft New Tai L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6"/>The Emperor's Ring</text:p>
      <text:p text:style-name="P1"><text:s text:c="36"/>(<text:span text:style-name="T2">Badhshahi <text:s/>Aangti)</text:span></text:p>
      <text:p text:style-name="P1"><text:span text:style-name="T2"/></text:p>
      <text:p text:style-name="P1"><text:span text:style-name="T2"/></text:p>
      <text:p text:style-name="P1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New Tai Lue" svg:font-family="'Microsoft New Tai Lu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mbashib Majumdar</meta:initial-creator>
    <meta:creation-date>2019-03-26T19:58:21.99</meta:creation-date>
    <meta:document-statistic meta:table-count="0" meta:image-count="0" meta:object-count="0" meta:page-count="1" meta:paragraph-count="3" meta:word-count="5" meta:character-count="110"/>
    <dc:date>2019-03-26T21:04:43.07</dc:date>
    <dc:creator>Shambashib Majumdar</dc:creator>
    <meta:editing-duration>PT2M27S</meta:editing-duration>
    <meta:editing-cycles>1</meta:editing-cycles>
    <meta:generator>OpenOffice/4.1.6$Win32 OpenOffice.org_project/416m1$Build-9790</meta:generator>
  </office:meta>
</office:document-meta>
</file>